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20f277" officeooo:paragraph-rsid="0020f277" style:font-weight-asian="normal" style:font-weight-complex="normal"/>
    </style:style>
    <style:style style:name="P2" style:family="paragraph" style:parent-style-name="Standard">
      <style:text-properties fo:font-weight="normal" officeooo:rsid="00212521" officeooo:paragraph-rsid="00212521" style:font-weight-asian="normal" style:font-weight-complex="normal"/>
    </style:style>
    <style:style style:name="P3" style:family="paragraph" style:parent-style-name="Standard">
      <style:text-properties fo:font-weight="normal" officeooo:rsid="002302f4" officeooo:paragraph-rsid="002302f4" style:font-weight-asian="normal" style:font-weight-complex="normal"/>
    </style:style>
    <style:style style:name="P4" style:family="paragraph" style:parent-style-name="Standard">
      <style:text-properties fo:font-weight="normal" officeooo:rsid="0023e23f" officeooo:paragraph-rsid="0023e23f" style:font-weight-asian="normal" style:font-weight-complex="normal"/>
    </style:style>
    <style:style style:name="P5" style:family="paragraph" style:parent-style-name="Standard">
      <style:text-properties fo:font-weight="normal" officeooo:rsid="0024bc71" officeooo:paragraph-rsid="0024bc71" style:font-weight-asian="normal" style:font-weight-complex="normal"/>
    </style:style>
    <style:style style:name="P6" style:family="paragraph" style:parent-style-name="Standard">
      <style:text-properties fo:font-weight="normal" officeooo:rsid="0027c8d3" officeooo:paragraph-rsid="0027c8d3" style:font-weight-asian="normal" style:font-weight-complex="normal"/>
    </style:style>
    <style:style style:name="P7" style:family="paragraph" style:parent-style-name="Standard">
      <style:text-properties fo:font-weight="normal" officeooo:rsid="0029ca99" officeooo:paragraph-rsid="0029ca99" style:font-weight-asian="normal" style:font-weight-complex="normal"/>
    </style:style>
    <style:style style:name="P8" style:family="paragraph" style:parent-style-name="Standard">
      <style:text-properties fo:font-weight="normal" officeooo:rsid="002bb14f" officeooo:paragraph-rsid="002bb14f" style:font-weight-asian="normal" style:font-weight-complex="normal"/>
    </style:style>
    <style:style style:name="P9" style:family="paragraph" style:parent-style-name="Standard">
      <style:text-properties fo:font-weight="normal" officeooo:rsid="002d6a42" officeooo:paragraph-rsid="002d6a42" style:font-weight-asian="normal" style:font-weight-complex="normal"/>
    </style:style>
    <style:style style:name="P10" style:family="paragraph" style:parent-style-name="Standard">
      <style:text-properties fo:font-weight="normal" officeooo:rsid="002f1ee3" officeooo:paragraph-rsid="002f1ee3" style:font-weight-asian="normal" style:font-weight-complex="normal"/>
    </style:style>
    <style:style style:name="P11" style:family="paragraph" style:parent-style-name="Standard">
      <style:text-properties fo:font-weight="normal" officeooo:rsid="0030eea8" officeooo:paragraph-rsid="0030eea8" style:font-weight-asian="normal" style:font-weight-complex="normal"/>
    </style:style>
    <style:style style:name="P12" style:family="paragraph" style:parent-style-name="Standard">
      <style:text-properties fo:font-weight="normal" officeooo:rsid="0036a7bc" officeooo:paragraph-rsid="0036a7bc" style:font-weight-asian="normal" style:font-weight-complex="normal"/>
    </style:style>
    <style:style style:name="P13" style:family="paragraph" style:parent-style-name="Standard">
      <style:text-properties fo:font-weight="normal" officeooo:rsid="003726f9" officeooo:paragraph-rsid="003726f9" style:font-weight-asian="normal" style:font-weight-complex="normal"/>
    </style:style>
    <style:style style:name="P14" style:family="paragraph" style:parent-style-name="Standard">
      <style:text-properties fo:font-weight="normal" officeooo:rsid="00387cb0" officeooo:paragraph-rsid="00387cb0" style:font-weight-asian="normal" style:font-weight-complex="normal"/>
    </style:style>
    <style:style style:name="P15" style:family="paragraph" style:parent-style-name="Standard">
      <style:text-properties fo:font-weight="normal" officeooo:rsid="00390d1d" officeooo:paragraph-rsid="00390d1d" style:font-weight-asian="normal" style:font-weight-complex="normal"/>
    </style:style>
    <style:style style:name="P16" style:family="paragraph" style:parent-style-name="Standard">
      <style:text-properties fo:font-weight="normal" officeooo:rsid="003a0f3f" officeooo:paragraph-rsid="003a0f3f" style:font-weight-asian="normal" style:font-weight-complex="normal"/>
    </style:style>
    <style:style style:name="P17" style:family="paragraph" style:parent-style-name="Standard">
      <style:text-properties fo:font-weight="normal" officeooo:rsid="003c0265" officeooo:paragraph-rsid="003c0265" style:font-weight-asian="normal" style:font-weight-complex="normal"/>
    </style:style>
    <style:style style:name="P18" style:family="paragraph" style:parent-style-name="Standard">
      <style:text-properties fo:font-weight="normal" officeooo:rsid="003cefae" officeooo:paragraph-rsid="003cefae" style:font-weight-asian="normal" style:font-weight-complex="normal"/>
    </style:style>
    <style:style style:name="P19" style:family="paragraph" style:parent-style-name="Standard">
      <style:text-properties fo:font-weight="normal" officeooo:rsid="003d84a3" officeooo:paragraph-rsid="003d84a3" style:font-weight-asian="normal" style:font-weight-complex="normal"/>
    </style:style>
    <style:style style:name="P20" style:family="paragraph" style:parent-style-name="Standard">
      <style:text-properties fo:font-weight="normal" officeooo:rsid="003ef892" officeooo:paragraph-rsid="003ef892" style:font-weight-asian="normal" style:font-weight-complex="normal"/>
    </style:style>
    <style:style style:name="P21" style:family="paragraph" style:parent-style-name="Standard">
      <style:text-properties fo:font-weight="normal" officeooo:rsid="003fd006" officeooo:paragraph-rsid="003fd006" style:font-weight-asian="normal" style:font-weight-complex="normal"/>
    </style:style>
    <style:style style:name="P22" style:family="paragraph" style:parent-style-name="Standard">
      <style:text-properties fo:font-weight="normal" officeooo:rsid="00416698" officeooo:paragraph-rsid="00416698" style:font-weight-asian="normal" style:font-weight-complex="normal"/>
    </style:style>
    <style:style style:name="P23" style:family="paragraph" style:parent-style-name="Standard">
      <style:text-properties fo:font-weight="bold" officeooo:rsid="001f2fa2" officeooo:paragraph-rsid="001f2fa2" style:font-weight-asian="bold" style:font-weight-complex="bold"/>
    </style:style>
    <style:style style:name="P24" style:family="paragraph" style:parent-style-name="Standard">
      <style:text-properties fo:font-weight="bold" officeooo:rsid="002302f4" officeooo:paragraph-rsid="002302f4" style:font-weight-asian="bold" style:font-weight-complex="bold"/>
    </style:style>
    <style:style style:name="P25" style:family="paragraph" style:parent-style-name="Standard">
      <style:text-properties fo:font-weight="bold" officeooo:rsid="002f1ee3" officeooo:paragraph-rsid="002f1ee3" style:font-weight-asian="bold" style:font-weight-complex="bold"/>
    </style:style>
    <style:style style:name="P26" style:family="paragraph" style:parent-style-name="Standard">
      <style:text-properties fo:font-weight="bold" officeooo:rsid="003726f9" officeooo:paragraph-rsid="003726f9" style:font-weight-asian="bold" style:font-weight-complex="bold"/>
    </style:style>
    <style:style style:name="P27" style:family="paragraph" style:parent-style-name="Standard">
      <style:text-properties fo:font-weight="bold" officeooo:rsid="003cefae" officeooo:paragraph-rsid="003cefa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4bc71"/>
    </style:style>
    <style:style style:name="T3" style:family="text">
      <style:text-properties officeooo:rsid="0026918a"/>
    </style:style>
    <style:style style:name="T4" style:family="text">
      <style:text-properties officeooo:rsid="002912d8"/>
    </style:style>
    <style:style style:name="T5" style:family="text">
      <style:text-properties officeooo:rsid="002d6a42"/>
    </style:style>
    <style:style style:name="T6" style:family="text">
      <style:text-properties officeooo:rsid="002f1ee3"/>
    </style:style>
    <style:style style:name="T7" style:family="text">
      <style:text-properties officeooo:rsid="003135a2"/>
    </style:style>
    <style:style style:name="T8" style:family="text">
      <style:text-properties officeooo:rsid="00320851"/>
    </style:style>
    <style:style style:name="T9" style:family="text">
      <style:text-properties officeooo:rsid="0034b570"/>
    </style:style>
    <style:style style:name="T10" style:family="text">
      <style:text-properties officeooo:rsid="003a0f3f"/>
    </style:style>
    <style:style style:name="T11" style:family="text">
      <style:text-properties officeooo:rsid="00416698"/>
    </style:style>
    <style:style style:name="T12" style:family="text">
      <style:text-properties officeooo:rsid="00432e3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25in" fo:text-indent="-0.25in" fo:margin-left="0.5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25in" fo:text-indent="-0.25in" fo:margin-left="0.7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25in" fo:text-indent="-0.25in" fo:margin-left="1.0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25in" fo:text-indent="-0.25in" fo:margin-left="1.2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25in" fo:text-indent="-0.25in" fo:margin-left="1.5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25in" fo:text-indent="-0.25in" fo:margin-left="1.7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25in" fo:text-indent="-0.25in" fo:margin-left="2.0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25in" fo:text-indent="-0.25in" fo:margin-left="2.2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25in" fo:text-indent="-0.25in" fo:margin-left="2.5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25in" fo:text-indent="-0.25in" fo:margin-left="2.792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Classification and Association Rules Discussion – 12.12.2018</text:p>
      <text:p text:style-name="P23"/>
      <text:p text:style-name="P24">Categorical attributes’ usage for clustering</text:p>
      <text:p text:style-name="P1">Categorical / Binary attributes for the clustering → ABSOLUTELY NO!</text:p>
      <text:p text:style-name="P1"/>
      <text:p text:style-name="P1">[NO SEX, <text:s/>!= Titanic dataset]</text:p>
      <text:p text:style-name="P1"/>
      <text:p text:style-name="P22">Do not use ‘ps’ values by themselves, but need to perform some pre-processing on them. </text:p>
      <text:p text:style-name="P22">EX: Convert it into a continuous attribute between 0 and 1 <text:span text:style-name="T12">via a function. </text:span></text:p>
      <text:p text:style-name="P1"/>
      <text:p text:style-name="P2">Categorical attributes codified by a number [ps-<text:span text:style-name="T11">x</text:span>] → Cannot be used!!!</text:p>
      <text:p text:style-name="P2"/>
      <text:p text:style-name="P3">Because resulting centroid value is MEANINGLESS! [Ex: centroid sex= 0.5] → Meaningless</text:p>
      <text:p text:style-name="P3"/>
      <text:p text:style-name="P3">You can use categorical attributes as postprocessing instead! [I.e: visualize and categorize resulting clusters instead]</text:p>
      <text:p text:style-name="P3"/>
      <text:p text:style-name="P4">Do not characterize clusters just wrt. credit_default, but also wrt. other attributes. </text:p>
      <text:p text:style-name="P4">STD &amp; MEAN → Understand </text:p>
      <text:p text:style-name="P4"/>
      <text:p text:style-name="P4">[Use plots to visualize clusters’ attributes’ distribution <text:span text:style-name="T2">via categorical attributes’ analysis]</text:span></text:p>
      <text:p text:style-name="P4"/>
      <text:p text:style-name="P7">[*Bonus points*]</text:p>
      <text:p text:style-name="P5">If you REALLY want to use categorical attributes for clustering, then define an own distance for handling categorical attributes via:</text:p>
      <text:p text:style-name="P5"/>
      <text:p text:style-name="P5">EUCLIDEAN of numerical <text:span text:style-name="T3">continuous</text:span> attributes + JACQUARD of categorical attributes.</text:p>
      <text:p text:style-name="P5"/>
      <text:p text:style-name="P6">Analysing categorical attributes, you may define new attributes describing:</text:p>
      <text:p text:style-name="P6"/>
      <text:p text:style-name="P6">Ex: Status-married → Family <text:span text:style-name="T4">members</text:span> <text:span text:style-name="T4">&gt;= 2. Single → Family members = 1. </text:span></text:p>
      <text:p text:style-name="P6"/>
      <text:p text:style-name="P8">CLASSIFICATION:</text:p>
      <text:p text:style-name="P8"/>
      <text:p text:style-name="P8">Decision tree: <text:s/>→ Use test data to predict missing values?</text:p>
      <text:p text:style-name="P8"/>
      <text:p text:style-name="P8">→ Cross-validation to generate a new model that would work with unbalanced data. </text:p>
      <text:p text:style-name="P8"/>
      <text:p text:style-name="P8">For our classifier’s improval, it is impo<text:span text:style-name="T5">rtant to or OVERSAMPLING</text:span>. Different score for FP / FN. </text:p>
      <text:p text:style-name="P8"/>
      <text:p text:style-name="P9">Understand whether precision / recall is more important. </text:p>
      <text:p text:style-name="P9"/>
      <text:p text:style-name="P9">Accuracy cannot be improved too much wrt. Majority class, but we can improve on the ROC/AUC. </text:p>
      <text:p text:style-name="P9"/>
      <text:p text:style-name="P9">Rebalancing dataset: imblearn to oversample [oversample / undersample]. </text:p>
      <text:p text:style-name="P9"/>
      <text:p text:style-name="P9">Precision vs recall?</text:p>
      <text:p text:style-name="P9"/>
      <text:p text:style-name="P9">Accuracy not dependent on the positive class. </text:p>
      <text:p text:style-name="P9">Want to understand 0 default or 1 default?</text:p>
      <text:p text:style-name="P9"/>
      <text:p text:style-name="P9">Where do you want to be precise?</text:p>
      <text:p text:style-name="P9"><text:soft-page-break/></text:p>
      <text:p text:style-name="P9">Clearly define true positive, false positive, false positive, true negative.</text:p>
      <text:p text:style-name="P9"/>
      <text:p text:style-name="P9">→ Maximize precision / recall <text:span text:style-name="T6">according</text:span> to what you defined. </text:p>
      <text:p text:style-name="P9">[NB: Discuss the decision tree obtained] → Which splits? Why?</text:p>
      <text:p text:style-name="P9"/>
      <text:p text:style-name="P9"/>
      <text:p text:style-name="P25">Normalization:</text:p>
      <text:p text:style-name="P25"/>
      <text:p text:style-name="P10">When only positive values, which normalization type? </text:p>
      <text:p text:style-name="P10">0-1 is more readable → Suggested!</text:p>
      <text:p text:style-name="P10"/>
      <text:p text:style-name="P10">However, always apply the same type of normalization to all attributes. </text:p>
      <text:p text:style-name="P10"/>
      <text:p text:style-name="P10">0.7 of age → WTF? <text:span text:style-name="T9">Don’t report this in the report, but de-normalize it. </text:span></text:p>
      <text:p text:style-name="P10"/>
      <text:p text:style-name="P11">In the report, write about the experiments tried and the results organized in a table, showing the results obtained and the metric that help pick the best model. </text:p>
      <text:p text:style-name="P11"/>
      <text:p text:style-name="P11">[DB-Scan → Nothing meaningful found because the property of dataset does not satisfy the DB-Scan’s requirements. ]</text:p>
      <text:p text:style-name="P11"/>
      <text:p text:style-name="P11">Support sentence <text:s/>“<text:span text:style-name="T7">Cannot apply algorithm” </text:span>with lots of experiments <text:span text:style-name="T8">and justifying why exactly; instead, which algorithm can be applied and why?</text:span></text:p>
      <text:p text:style-name="P11"/>
      <text:p text:style-name="P11"/>
      <text:p text:style-name="P12">[DB-Scan: always returning 1 big cluster. Separates based on density, so enlarging the #minPoints makes no difference!!]</text:p>
      <text:p text:style-name="P12"/>
      <text:p text:style-name="P12"/>
      <text:p text:style-name="P12"/>
      <text:p text:style-name="P26">Association rules</text:p>
      <text:p text:style-name="P26"/>
      <text:p text:style-name="P17">Lift or confidence? High lift → More certain results. </text:p>
      <text:p text:style-name="P17"/>
      <text:p text:style-name="P17">High confidence → Rule may still yield wrong results!</text:p>
      <text:p text:style-name="P13"/>
      <text:p text:style-name="P13">Support threshold must be adjusted based on the dataset under study. </text:p>
      <text:p text:style-name="P13"/>
      <text:p text:style-name="P14">#rules unkown, you need to discover them!</text:p>
      <text:p text:style-name="P14"/>
      <text:p text:style-name="P15">Discussion of interesting patterns: related to rules found, based on their lift. Given the top k-patterns found, discuss the pattern itself found. </text:p>
      <text:p text:style-name="P15"/>
      <text:p text:style-name="P15">[Expected pattern is in not so interesting (pasta and tomato). What can I say based on this piece of information found? Is the result an already-known piece of knowledge or something I knew already? </text:p>
      <text:p text:style-name="P15"/>
      <text:p text:style-name="P15">Explain discoveries in terms of frequent patterns.</text:p>
      <text:p text:style-name="P15"/>
      <text:p text:style-name="P15">→ How to use the found frequent patterns </text:p>
      <text:p text:style-name="P15">[Sort top-k frequent patterns and explain them]. </text:p>
      <text:p text:style-name="P15"><text:soft-page-break/></text:p>
      <text:p text:style-name="P16">Comparison:</text:p>
      <text:p text:style-name="P16">Parallel of rules found with rules in association rules mining vs rules found in decision trees. </text:p>
      <text:p text:style-name="P16">Algorithm for.</text:p>
      <text:p text:style-name="P16"/>
      <text:p text:style-name="P16"/>
      <text:p text:style-name="P16"/>
      <text:p text:style-name="P16"><text:span text:style-name="T1">Classification</text:span> </text:p>
      <text:p text:style-name="P16"/>
      <text:p text:style-name="P16">Decision tree vs random forest. </text:p>
      <text:p text:style-name="P16">Validation on test</text:p>
      <text:p text:style-name="P16"/>
      <text:p text:style-name="P17">Validation on training and test → Report a<text:span text:style-name="T10">ccuracy, precision, recall, roc-auc.</text:span></text:p>
      <text:p text:style-name="P16"/>
      <text:p text:style-name="P17">Cross-validation, </text:p>
      <text:p text:style-name="P17"/>
      <text:p text:style-name="P17">Best model wrt. </text:p>
      <text:p text:style-name="P17"/>
      <text:p text:style-name="P27">RECOMMENDATION</text:p>
      <text:p text:style-name="P27"/>
      <text:p text:style-name="P18">Build a decision tree that could have more than two outcomes and validate it with the confusion matrix. </text:p>
      <text:p text:style-name="P18"/>
      <text:p text:style-name="P18"/>
      <text:p text:style-name="P19">Test dataset contains missing values as well!!</text:p>
      <text:p text:style-name="P19"/>
      <text:p text:style-name="P19"/>
      <text:p text:style-name="P19"/>
      <text:p text:style-name="P20">Cross-validation?</text:p>
      <text:p text:style-name="P20"/>
      <text:p text:style-name="P21">Come utilizzare il test dataset per la classification?</text:p>
      <text:p text:style-name="P15"/>
      <text:p text:style-name="P13"/>
      <text:p text:style-name="P9"/>
      <text:p text:style-name="P9"/>
      <text:p text:style-name="P9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4:09:57.631319014</meta:creation-date>
    <dc:date>2018-12-12T15:57:24.789607066</dc:date>
    <meta:editing-duration>PT2H22M45S</meta:editing-duration>
    <meta:editing-cycles>56</meta:editing-cycles>
    <meta:generator>LibreOffice/5.1.6.2$Linux_X86_64 LibreOffice_project/10m0$Build-2</meta:generator>
    <meta:document-statistic meta:table-count="0" meta:image-count="0" meta:object-count="0" meta:page-count="3" meta:paragraph-count="64" meta:word-count="618" meta:character-count="4070" meta:non-whitespace-character-count="3484"/>
  </office:meta>
</office:document-meta>
</file>